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justify" fo:break-before="auto" fo:line-height="10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T13_6" style:family="text">
      <style:text-properties fo:font-size="14pt" style:font-size-asian="14pt" style:font-size-complex="14pt" fo:font-weight="bold" style:font-weight-asian="bold" style:font-weight-complex="bold"/>
    </style:style>
    <style:style style:name="T13_7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text-align="justify" fo:break-before="auto" fo:line-height="10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text-align="justify" fo:break-before="auto" fo:line-height="10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text-align="justify" fo:break-before="page" fo:line-height="107%" fo:margin-bottom="0.212cm" style:writing-mode="lr-tb"/>
    </style:style>
    <style:style style:name="T19_1" style:family="text">
      <style:text-properties fo:font-size="20pt" style:font-size-asian="20pt" style:font-size-complex="20pt" fo:font-weight="bold" style:font-weight-asian="bold" style:font-weight-complex="bold"/>
    </style:style>
    <style:style style:name="T19_2" style:family="text">
      <style:text-properties fo:font-size="20pt" style:font-size-asian="20pt" style:font-size-complex="20pt"/>
    </style:style>
    <style:style style:name="T19_3" style:family="text">
      <style:text-properties fo:font-size="20pt" style:font-size-asian="20pt" style:font-size-complex="20pt"/>
    </style:style>
    <style:style style:name="T19_4" style:family="text">
      <style:text-properties fo:font-size="20pt" style:font-size-asian="20pt" style:font-size-complex="20pt"/>
    </style:style>
    <style:style style:name="T19_5" style:family="text">
      <style:text-properties fo:font-size="20pt" style:font-size-asian="20pt" style:font-size-complex="20pt"/>
    </style:style>
    <style:style style:name="T19_6" style:family="text">
      <style:text-properties fo:font-size="20pt" style:font-size-asian="20pt" style:font-size-complex="20pt"/>
    </style:style>
    <style:style style:name="T19_7" style:family="text">
      <style:text-properties fo:font-size="20pt" style:font-size-asian="20pt" style:font-size-complex="20pt"/>
    </style:style>
    <style:style style:name="T19_8" style:family="text">
      <style:text-properties fo:font-size="20pt" style:font-size-asian="20pt" style:font-size-complex="20pt"/>
    </style:style>
    <style:style style:name="T19_9" style:family="text">
      <style:text-properties fo:font-size="20pt" style:font-size-asian="20pt" style:font-size-complex="20pt"/>
    </style:style>
    <style:style style:name="P20" style:family="paragraph" style:parent-style-name="Standard">
      <style:paragraph-properties fo:text-align="justify" fo:break-before="auto" fo:line-height="107%" fo:margin-bottom="0.212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text-align="justify" fo:break-before="auto" fo:line-height="115%" fo:margin-bottom="0.212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text-align="justify" fo:break-before="auto" fo:line-height="107%" fo:margin-bottom="0.212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P23" style:family="paragraph" style:parent-style-name="Standard">
      <style:paragraph-properties fo:text-align="justify" fo:break-before="auto" fo:line-height="107%" fo:margin-bottom="0.212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T23_8" style:family="text"/>
    <style:style style:name="T23_9" style:family="text"/>
    <style:style style:name="T23_10" style:family="text">
      <style:text-properties fo:font-weight="bold" style:font-weight-asian="bold" style:font-weight-complex="bold"/>
    </style:style>
    <style:style style:name="T23_11" style:family="text">
      <style:text-properties fo:font-weight="bold" style:font-weight-asian="bold" style:font-weight-complex="bold"/>
    </style:style>
    <style:style style:name="T23_12" style:family="text">
      <style:text-properties fo:font-weight="bold" style:font-weight-asian="bold" style:font-weight-complex="bold"/>
    </style:style>
    <style:style style:name="T23_13" style:family="text">
      <style:text-properties fo:font-weight="bold" style:font-weight-asian="bold" style:font-weight-complex="bold"/>
    </style:style>
    <style:style style:name="T23_14" style:family="text">
      <style:text-properties fo:font-weight="bold" style:font-weight-asian="bold" style:font-weight-complex="bold"/>
    </style:style>
    <style:style style:name="T23_15" style:family="text">
      <style:text-properties fo:font-weight="bold" style:font-weight-asian="bold" style:font-weight-complex="bold"/>
    </style:style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text-align="justify" fo:break-before="auto" fo:line-height="107%" fo:margin-bottom="0.212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text-align="justify" fo:break-before="auto" fo:line-height="107%" fo:margin-bottom="0.212cm" style:writing-mode="lr-tb"/>
    </style:style>
    <style:style style:name="P26" style:family="paragraph" style:parent-style-name="Standard">
      <style:paragraph-properties fo:text-align="justify" fo:break-before="auto" fo:line-height="107%" fo:margin-bottom="0.212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/>
    <style:style style:name="P27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>
      <style:text-properties style:font-name="Calibri" style:font-name-asian="Calibri" style:font-name-complex="Calibri"/>
    </style:style>
    <style:style style:name="P28" style:family="paragraph" style:parent-style-name="Standard">
      <style:paragraph-properties fo:text-align="justify" fo:break-before="auto" fo:line-height="107%" fo:margin-bottom="0.212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fo:background-color="#ffffff" fo:color="#222222"/>
    </style:style>
    <style:style style:name="T30_2" style:family="text">
      <style:text-properties fo:background-color="#ffffff" fo:color="#222222"/>
    </style:style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>
      <style:text-properties fo:background-color="#ffffff" fo:color="#222222"/>
    </style:style>
    <style:style style:name="T31_2" style:family="text">
      <style:text-properties fo:background-color="#ffffff" fo:color="#222222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>
      <style:text-properties fo:background-color="#ffffff" fo:color="#222222"/>
    </style:style>
    <style:style style:name="T32_2" style:family="text">
      <style:text-properties fo:background-color="#ffffff" fo:color="#222222"/>
    </style:style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>
      <style:text-properties fo:background-color="#ffffff" fo:color="#222222"/>
    </style:style>
    <style:style style:name="T33_2" style:family="text">
      <style:text-properties fo:background-color="#ffffff" fo:color="#222222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>
      <style:text-properties fo:background-color="#ffffff" fo:color="#222222"/>
    </style:style>
    <style:style style:name="T34_2" style:family="text">
      <style:text-properties fo:background-color="#ffffff" fo:color="#222222"/>
    </style:style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>
      <style:text-properties fo:background-color="#ffffff" fo:color="#222222"/>
    </style:style>
    <style:style style:name="T35_2" style:family="text">
      <style:text-properties fo:background-color="#ffffff" fo:color="#222222"/>
    </style:style>
    <style:style style:name="T35_3" style:family="text">
      <style:text-properties fo:background-color="#ffffff" fo:color="#222222"/>
    </style:style>
    <style:style style:name="T35_4" style:family="text">
      <style:text-properties fo:background-color="#ffffff" fo:color="#222222"/>
    </style:style>
    <style:style style:name="T35_5" style:family="text">
      <style:text-properties fo:background-color="#ffffff" fo:color="#222222"/>
    </style:style>
    <style:style style:name="T35_6" style:family="text">
      <style:text-properties fo:background-color="#ffffff" fo:color="#222222"/>
    </style:style>
    <style:style style:name="T35_7" style:family="text">
      <style:text-properties fo:background-color="#ffffff" fo:color="#222222"/>
    </style:style>
    <style:style style:name="T35_8" style:family="text">
      <style:text-properties fo:background-color="#ffffff" fo:color="#222222"/>
    </style:style>
    <style:style style:name="T35_9" style:family="text">
      <style:text-properties fo:background-color="#ffffff" fo:color="#222222"/>
    </style:style>
    <style:style style:name="T35_10" style:family="text">
      <style:text-properties fo:background-color="#ffffff" fo:color="#222222"/>
    </style:style>
    <style:style style:name="T35_11" style:family="text">
      <style:text-properties fo:background-color="#ffffff" fo:color="#222222"/>
    </style:style>
    <style:style style:name="T35_12" style:family="text">
      <style:text-properties fo:background-color="#ffffff" fo:color="#222222"/>
    </style:style>
    <style:style style:name="T35_13" style:family="text">
      <style:text-properties fo:background-color="#ffffff" fo:color="#222222"/>
    </style:style>
    <style:style style:name="T35_14" style:family="text">
      <style:text-properties fo:background-color="#ffffff" fo:color="#222222"/>
    </style:style>
    <style:style style:name="P36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36_1" style:family="text"/>
    <style:style style:name="P37" style:family="paragraph" style:parent-style-name="Standard">
      <style:paragraph-properties fo:text-align="justify" fo:break-before="auto" fo:line-height="107%" fo:margin-bottom="0.212cm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text-align="justify"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fo:margin-top="0cm" fo:margin-bottom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fo:margin-top="0cm" style:writing-mode="lr-tb"/>
    </style:style>
    <style:style style:name="T46_1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P50" style:family="paragraph" style:parent-style-name="Standard">
      <style:paragraph-properties fo:break-before="auto" fo:line-height="115%" fo:margin-top="0cm" fo:margin-bottom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text-align="justify" fo:break-before="auto" fo:line-height="115%" fo:margin-top="0cm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text-align="justify" fo:break-before="auto" fo:line-height="115%" fo:margin-top="0cm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P63" style:family="paragraph" style:parent-style-name="Standard">
      <style:paragraph-properties fo:break-before="auto" fo:line-height="115%" fo:margin-top="0cm" fo:margin-bottom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P64" style:family="paragraph" style:parent-style-name="Standard">
      <style:paragraph-properties fo:break-before="auto" fo:line-height="115%" fo:margin-bottom="0cm" style:writing-mode="lr-tb"/>
    </style:style>
    <style:style style:name="P65" style:family="paragraph" style:parent-style-name="Standard">
      <style:paragraph-properties fo:text-align="justify" fo:break-before="auto" fo:line-height="107%" fo:margin-bottom="0.212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P67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P68" style:family="paragraph" style:parent-style-name="Standard">
      <style:paragraph-properties fo:text-align="justify" fo:break-before="auto" fo:line-height="107%" fo:margin-bottom="0.212cm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fo:line-height="107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P70" style:family="paragraph" style:parent-style-name="Standard">
      <style:paragraph-properties fo:break-before="auto" fo:line-height="115%" fo:margin-top="0cm" style:writing-mode="lr-tb"/>
    </style:style>
    <style:style style:name="T70_1" style:family="text">
      <style:text-properties fo:background-color="#ffffff" fo:color="#222222"/>
    </style:style>
    <style:style style:name="T70_2" style:family="text">
      <style:text-properties fo:background-color="#ffffff" fo:color="#222222"/>
    </style:style>
    <style:style style:name="T70_3" style:family="text">
      <style:text-properties fo:background-color="#ffffff" fo:color="#222222"/>
    </style:style>
    <style:style style:name="T70_4" style:family="text">
      <style:text-properties fo:background-color="#ffffff" fo:color="#222222"/>
    </style:style>
    <style:style style:name="T70_5" style:family="text">
      <style:text-properties fo:background-color="#ffffff" fo:color="#222222"/>
    </style:style>
    <style:style style:name="T70_6" style:family="text">
      <style:text-properties fo:background-color="#ffffff" fo:color="#222222"/>
    </style:style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>
      <style:text-properties fo:background-color="#ffffff" fo:color="#222222"/>
    </style:style>
    <style:style style:name="T71_2" style:family="text">
      <style:text-properties fo:background-color="#ffffff" fo:color="#222222"/>
    </style:style>
    <style:style style:name="T71_3" style:family="text">
      <style:text-properties fo:background-color="#ffffff" fo:color="#222222"/>
    </style:style>
    <style:style style:name="T71_4" style:family="text">
      <style:text-properties fo:background-color="#ffffff" fo:color="#222222"/>
    </style:style>
    <style:style style:name="T71_5" style:family="text">
      <style:text-properties fo:background-color="#ffffff" fo:color="#222222"/>
    </style:style>
    <style:style style:name="T71_6" style:family="text">
      <style:text-properties fo:background-color="#ffffff" fo:color="#222222"/>
    </style:style>
    <style:style style:name="T71_7" style:family="text">
      <style:text-properties fo:background-color="#ffffff" fo:color="#222222"/>
    </style:style>
    <style:style style:name="T71_8" style:family="text">
      <style:text-properties fo:background-color="#ffffff" fo:color="#222222"/>
    </style:style>
    <style:style style:name="P72" style:family="paragraph" style:parent-style-name="Standard">
      <style:paragraph-properties fo:break-before="auto" fo:line-height="115%" fo:margin-top="0cm" style:writing-mode="lr-tb"/>
    </style:style>
    <style:style style:name="T72_1" style:family="text">
      <style:text-properties fo:background-color="#ffffff" fo:color="#222222"/>
    </style:style>
    <style:style style:name="T72_2" style:family="text">
      <style:text-properties fo:background-color="#ffffff" fo:color="#222222"/>
    </style:style>
    <style:style style:name="T72_3" style:family="text">
      <style:text-properties fo:background-color="#ffffff" fo:color="#222222"/>
    </style:style>
    <style:style style:name="T72_4" style:family="text">
      <style:text-properties fo:background-color="#ffffff" fo:color="#222222"/>
    </style:style>
    <style:style style:name="T72_5" style:family="text">
      <style:text-properties fo:background-color="#ffffff" fo:color="#222222"/>
    </style:style>
    <style:style style:name="T72_6" style:family="text">
      <style:text-properties fo:background-color="#ffffff" fo:color="#222222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background-color="#ffffff" fo:color="#222222"/>
    </style:style>
    <style:style style:name="T73_2" style:family="text">
      <style:text-properties fo:background-color="#ffffff" fo:color="#222222"/>
    </style:style>
    <style:style style:name="T73_3" style:family="text">
      <style:text-properties fo:background-color="#ffffff" fo:color="#222222"/>
    </style:style>
    <style:style style:name="T73_4" style:family="text">
      <style:text-properties fo:background-color="#ffffff" fo:color="#222222"/>
    </style:style>
    <style:style style:name="T73_5" style:family="text">
      <style:text-properties fo:background-color="#ffffff" fo:color="#222222"/>
    </style:style>
    <style:style style:name="T73_6" style:family="text">
      <style:text-properties fo:background-color="#ffffff" fo:color="#222222"/>
    </style:style>
    <style:style style:name="P74" style:family="paragraph" style:parent-style-name="Standard">
      <style:paragraph-properties fo:break-before="auto" fo:line-height="115%" fo:margin-top="0cm" fo:margin-bottom="0cm" style:writing-mode="lr-tb"/>
    </style:style>
    <style:style style:name="T74_1" style:family="text">
      <style:text-properties fo:background-color="#ffffff" fo:color="#222222"/>
    </style:style>
    <style:style style:name="P75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75_1" style:family="text"/>
    <style:style style:name="P76" style:family="paragraph" style:parent-style-name="Standard">
      <style:paragraph-properties fo:text-align="justify" fo:break-before="auto" fo:line-height="107%" fo:margin-bottom="0.212cm" style:writing-mode="lr-tb"/>
    </style:style>
    <style:style style:name="T76_1" style:family="text">
      <style:text-properties fo:font-weight="bold" style:font-weight-asian="bold" style:font-weight-complex="bold"/>
    </style:style>
    <style:style style:name="T76_2" style:family="text">
      <style:text-properties fo:font-weight="bold" style:font-weight-asian="bold" style:font-weight-complex="bold"/>
    </style:style>
    <style:style style:name="P77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text-align="justify" fo:break-before="auto" fo:text-indent="0.545cm" fo:line-height="107%" fo:margin-bottom="0.212cm" style:writing-mode="lr-tb"/>
    </style:style>
    <style:style style:name="T78_1" style:family="text"/>
    <style:style style:name="P79" style:family="paragraph" style:parent-style-name="Standard">
      <style:paragraph-properties fo:text-align="justify" fo:break-before="auto" fo:line-height="107%" fo:margin-bottom="0.212cm" style:writing-mode="lr-tb"/>
    </style:style>
    <style:style style:name="T79_1" style:family="text">
      <style:text-properties fo:font-weight="bold" style:font-weight-asian="bold" style:font-weight-complex="bold"/>
    </style:style>
    <style:style style:name="T79_2" style:family="text">
      <style:text-properties fo:font-weight="bold" style:font-weight-asian="bold" style:font-weight-complex="bold"/>
    </style:style>
    <style:style style:name="T79_3" style:family="text">
      <style:text-properties fo:font-weight="bold" style:font-weight-asian="bold" style:font-weight-complex="bold"/>
    </style:style>
    <style:style style:name="T79_4" style:family="text">
      <style:text-properties fo:font-weight="bold" style:font-weight-asian="bold" style:font-weight-complex="bold"/>
    </style:style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><text:span text:style-name="T13_1">SGB</text:span><text:span text:style-name="T13_2">_</text:span><text:span text:style-name="T13_3">ATAR</text:span><text:span text:style-name="T13_4">_</text:span><text:span text:style-name="T13_5">AtaDeR</text:span><text:span text:style-name="T13_6">euniaoGestao</text:span><text:span text:style-name="T13_7">011</text:span></text:p>
      <text:p text:style-name="P14"><text:span text:style-name="T14_1">Versão</text:span><text:span text:style-name="T14_2"><text:s/>1.0</text:span></text:p>
      <text:p text:style-name="P15"/>
      <text:p text:style-name="P16"/>
      <text:p text:style-name="P17"/>
      <text:p text:style-name="P18"/>
      <text:p text:style-name="P19"><text:span text:style-name="T19_1">Projeto</text:span><text:span text:style-name="T19_2">:<text:s/></text:span><text:span text:style-name="T19_3">Sistema</text:span><text:span text:style-name="T19_4"><text:s/></text:span><text:span text:style-name="T19_5">de</text:span><text:span text:style-name="T19_6"><text:s/></text:span><text:span text:style-name="T19_7">Gestão</text:span><text:span text:style-name="T19_8"><text:s/></text:span><text:span text:style-name="T19_9">Bibliográfica</text:span></text:p>
      <text:p text:style-name="P20"><text:span text:style-name="T20_1">Número</text:span><text:span text:style-name="T20_2"><text:s/></text:span><text:span text:style-name="T20_3">da</text:span><text:span text:style-name="T20_4"><text:s/></text:span><text:span text:style-name="T20_5">Ata</text:span><text:span text:style-name="T20_6">:</text:span><text:span text:style-name="T20_7"><text:s/>0</text:span><text:span text:style-name="T20_8">11</text:span><text:span text:style-name="T20_9">.</text:span></text:p>
      <text:p text:style-name="P21"><text:span text:style-name="T21_1">Data</text:span><text:span text:style-name="T21_2"><text:s/></text:span><text:span text:style-name="T21_3">da</text:span><text:span text:style-name="T21_4"><text:s/></text:span><text:span text:style-name="T21_5">reunião</text:span><text:span text:style-name="T21_6">:</text:span><text:span text:style-name="T21_7"><text:s/></text:span><text:span text:style-name="T21_8">21</text:span><text:span text:style-name="T21_9">/1</text:span><text:span text:style-name="T21_10">2</text:span><text:span text:style-name="T21_11">/2012</text:span><text:span text:style-name="T21_12">.</text:span></text:p>
      <text:p text:style-name="P22"><text:span text:style-name="T22_1">Local</text:span><text:span text:style-name="T22_2">:<text:s/></text:span><text:span text:style-name="T22_3">Centro</text:span><text:span text:style-name="T22_4"><text:s/></text:span><text:span text:style-name="T22_5">de</text:span><text:span text:style-name="T22_6"><text:s/></text:span><text:span text:style-name="T22_7">Aulas</text:span><text:span text:style-name="T22_8"><text:s/></text:span><text:span text:style-name="T22_9">A</text:span><text:span text:style-name="T22_10"><text:s/>-<text:s/></text:span><text:span text:style-name="T22_11">Sala</text:span><text:span text:style-name="T22_12"><text:s/>106.</text:span></text:p>
      <text:p text:style-name="P23"><text:span text:style-name="T23_1">Horário</text:span><text:span text:style-name="T23_2"><text:s/></text:span><text:span text:style-name="T23_3">de</text:span><text:span text:style-name="T23_4"><text:s/></text:span><text:span text:style-name="T23_5">Início</text:span><text:span text:style-name="T23_6">:</text:span><text:span text:style-name="T23_7"><text:s/></text:span><text:span text:style-name="T23_8">20:40</text:span><text:span text:style-name="T23_9">.</text:span><text:span text:style-name="T23_10"><text:s/></text:span><text:span text:style-name="T23_11">Horário</text:span><text:span text:style-name="T23_12"><text:s/></text:span><text:span text:style-name="T23_13">de</text:span><text:span text:style-name="T23_14"><text:s/></text:span><text:span text:style-name="T23_15">Término</text:span><text:span text:style-name="T23_16">:<text:s/>2</text:span><text:span text:style-name="T23_17">2</text:span><text:span text:style-name="T23_18">:</text:span><text:span text:style-name="T23_19">00</text:span><text:span text:style-name="T23_20">.</text:span></text:p>
      <text:p text:style-name="P24"><text:span text:style-name="T24_1">Autor</text:span><text:span text:style-name="T24_2">:</text:span><text:span text:style-name="T24_3"><text:s/></text:span><text:span text:style-name="T24_4">Vinícius</text:span><text:span text:style-name="T24_5"><text:s/></text:span><text:span text:style-name="T24_6">Gonçalves</text:span><text:span text:style-name="T24_7"><text:s/></text:span><text:span text:style-name="T24_8">Braga</text:span><text:span text:style-name="T24_9">.</text:span></text:p>
      <text:p text:style-name="P25"/>
      <text:p text:style-name="P26"><text:span text:style-name="T26_1">Participantes</text:span><text:span text:style-name="T26_2"><text:s/></text:span><text:span text:style-name="T26_3">Presentes</text:span><text:span text:style-name="T26_4">:</text:span></text:p>
      <text:list text:style-name="LS1" xml:id="list0">
        <text:list-item>
          <text:p text:style-name="P27"><text:span text:style-name="T27_1">Membros</text:span><text:span text:style-name="T27_2"><text:s/></text:span><text:span text:style-name="T27_3">da</text:span><text:span text:style-name="T27_4"><text:s/></text:span><text:span text:style-name="T27_5">equipe</text:span><text:span text:style-name="T27_6"><text:s/></text:span><text:span text:style-name="T27_7">do</text:span><text:span text:style-name="T27_8"><text:s/></text:span><text:span text:style-name="T27_9">projeto</text:span><text:span text:style-name="T27_10"><text:s/></text:span><text:span text:style-name="T27_11">e</text:span><text:span text:style-name="T27_12"><text:s/></text:span><text:span text:style-name="T27_13">o</text:span><text:span text:style-name="T27_14"><text:s/></text:span><text:span text:style-name="T27_15">patrocinador</text:span><text:span text:style-name="T27_16">.</text:span></text:p>
        </text:list-item>
      </text:list>
      <text:p text:style-name="P28"><text:span text:style-name="T28_1">Pauta</text:span><text:span text:style-name="T28_2">:</text:span></text:p>
      <text:list text:style-name="LS2" xml:id="list1">
        <text:list-item>
          <text:p text:style-name="P29"><text:span text:style-name="T29_1">Apresentação</text:span><text:span text:style-name="T29_2"><text:s/></text:span><text:span text:style-name="T29_3">dos</text:span><text:span text:style-name="T29_4"><text:s/></text:span><text:span text:style-name="T29_5">processos</text:span><text:span text:style-name="T29_6"><text:s/></text:span><text:span text:style-name="T29_7">listados</text:span><text:span text:style-name="T29_8"><text:s/></text:span><text:span text:style-name="T29_9">abaixo</text:span><text:span text:style-name="T29_10"><text:s/></text:span><text:span text:style-name="T29_11">para</text:span><text:span text:style-name="T29_12"><text:s/></text:span><text:span text:style-name="T29_13">o</text:span><text:span text:style-name="T29_14"><text:s/></text:span><text:span text:style-name="T29_15">patrocinador</text:span><text:span text:style-name="T29_16"><text:s/></text:span><text:span text:style-name="T29_17">e</text:span><text:span text:style-name="T29_18"><text:s/></text:span><text:span text:style-name="T29_19">para</text:span><text:span text:style-name="T29_20"><text:s/></text:span><text:span text:style-name="T29_21">a</text:span><text:span text:style-name="T29_22"><text:s/></text:span><text:span text:style-name="T29_23">equipe</text:span><text:span text:style-name="T29_24">,<text:s/></text:span><text:span text:style-name="T29_25">visando</text:span><text:span text:style-name="T29_26"><text:s/></text:span><text:span text:style-name="T29_27">melhorá</text:span><text:span text:style-name="T29_28">-</text:span><text:span text:style-name="T29_29">los</text:span><text:span text:style-name="T29_30">.</text:span></text:p>
        </text:list-item>
      </text:list>
      <text:list text:style-name="LS3" xml:id="list2">
        <text:list-item>
          <text:p text:style-name="P30"><text:span text:style-name="T30_1">Configuração</text:span><text:span text:style-name="T30_2">;</text:span></text:p>
        </text:list-item>
        <text:list-item>
          <text:p text:style-name="P31"><text:span text:style-name="T31_1">Requisitos</text:span><text:span text:style-name="T31_2">;</text:span></text:p>
        </text:list-item>
        <text:list-item>
          <text:p text:style-name="P32"><text:span text:style-name="T32_1">Qualidade</text:span><text:span text:style-name="T32_2">;</text:span></text:p>
        </text:list-item>
        <text:list-item>
          <text:p text:style-name="P33"><text:span text:style-name="T33_1">Medição</text:span><text:span text:style-name="T33_2">;</text:span></text:p>
        </text:list-item>
        <text:list-item>
          <text:p text:style-name="P34"><text:span text:style-name="T34_1">Portifólio</text:span><text:span text:style-name="T34_2">;</text:span></text:p>
        </text:list-item>
        <text:list-item>
          <text:p text:style-name="P35"><text:span text:style-name="T35_1">Projeto</text:span><text:span text:style-name="T35_2"><text:s/>(</text:span><text:span text:style-name="T35_3">Comunicação</text:span><text:span text:style-name="T35_4">,<text:s/></text:span><text:span text:style-name="T35_5">Recursos</text:span><text:span text:style-name="T35_6"><text:s/></text:span><text:span text:style-name="T35_7">Humanos</text:span><text:span text:style-name="T35_8">,<text:s/></text:span><text:span text:style-name="T35_9">Escopo</text:span><text:span text:style-name="T35_10">,<text:s/></text:span><text:span text:style-name="T35_11">Tempo</text:span><text:span text:style-name="T35_12">,<text:s/></text:span><text:span text:style-name="T35_13">Integração</text:span><text:span text:style-name="T35_14">);</text:span></text:p>
        </text:list-item>
      </text:list>
      <text:p text:style-name="P36"><text:span text:style-name="T36_1"> </text:span></text:p>
      <text:p text:style-name="P37"><text:span text:style-name="T37_1">Registro</text:span><text:span text:style-name="T37_2"><text:s/></text:span><text:span text:style-name="T37_3">de</text:span><text:span text:style-name="T37_4"><text:s/></text:span><text:span text:style-name="T37_5">Decisões</text:span><text:span text:style-name="T37_6">:</text:span></text:p>
      <text:list text:style-name="LS4" xml:id="list8">
        <text:list-item>
          <text:p text:style-name="P38"><text:span text:style-name="T38_1">Recursos</text:span><text:span text:style-name="T38_2"><text:s/></text:span><text:span text:style-name="T38_3">Humanos</text:span><text:span text:style-name="T38_4">;</text:span></text:p>
        </text:list-item>
      </text:list>
      <text:list text:style-name="LS5" xml:id="list9">
        <text:list-item>
          <text:p text:style-name="P39"><text:span text:style-name="T39_1">RH</text:span><text:span text:style-name="T39_2"><text:s/></text:span><text:span text:style-name="T39_3">deve</text:span><text:span text:style-name="T39_4"><text:s/></text:span><text:span text:style-name="T39_5">divir</text:span><text:span text:style-name="T39_6"><text:s/></text:span><text:span text:style-name="T39_7">os</text:span><text:span text:style-name="T39_8"><text:s/></text:span><text:span text:style-name="T39_9">recursos</text:span><text:span text:style-name="T39_10"><text:s/></text:span><text:span text:style-name="T39_11">de</text:span><text:span text:style-name="T39_12"><text:s/></text:span><text:span text:style-name="T39_13">acordo</text:span><text:span text:style-name="T39_14"><text:s/></text:span><text:span text:style-name="T39_15">com</text:span><text:span text:style-name="T39_16"><text:s/></text:span><text:span text:style-name="T39_17">suas</text:span><text:span text:style-name="T39_18"><text:s/></text:span><text:span text:style-name="T39_19">competências</text:span><text:span text:style-name="T39_20">;</text:span></text:p>
        </text:list-item>
        <text:list-item>
          <text:p text:style-name="P40"><text:span text:style-name="T40_1">Pessoas</text:span><text:span text:style-name="T40_2"><text:s/></text:span><text:span text:style-name="T40_3">devem</text:span><text:span text:style-name="T40_4"><text:s/></text:span><text:span text:style-name="T40_5">avisar</text:span><text:span text:style-name="T40_6"><text:s/></text:span><text:span text:style-name="T40_7">antes</text:span><text:span text:style-name="T40_8"><text:s/></text:span><text:span text:style-name="T40_9">sobre</text:span><text:span text:style-name="T40_10"><text:s/></text:span><text:span text:style-name="T40_11">os</text:span><text:span text:style-name="T40_12"><text:s/></text:span><text:span text:style-name="T40_13">problemas</text:span><text:span text:style-name="T40_14">;</text:span></text:p>
        </text:list-item>
        <text:list-item>
          <text:p text:style-name="P41"><text:span text:style-name="T41_1">Verificar</text:span><text:span text:style-name="T41_2"><text:s/></text:span><text:span text:style-name="T41_3">necessidade</text:span><text:span text:style-name="T41_4"><text:s/></text:span><text:span text:style-name="T41_5">de</text:span><text:span text:style-name="T41_6"><text:s/></text:span><text:span text:style-name="T41_7">treinamentos</text:span><text:span text:style-name="T41_8">;</text:span></text:p>
        </text:list-item>
        <text:list-item>
          <text:p text:style-name="P42"><text:span text:style-name="T42_1">RH</text:span><text:span text:style-name="T42_2"><text:s/></text:span><text:span text:style-name="T42_3">deve</text:span><text:span text:style-name="T42_4"><text:s/></text:span><text:span text:style-name="T42_5">verificar</text:span><text:span text:style-name="T42_6"><text:s/></text:span><text:span text:style-name="T42_7">as</text:span><text:span text:style-name="T42_8"><text:s/></text:span><text:span text:style-name="T42_9">atividades</text:span><text:span text:style-name="T42_10"><text:s/></text:span><text:span text:style-name="T42_11">no</text:span><text:span text:style-name="T42_12"><text:s/></text:span><text:span text:style-name="T42_13">Redmine</text:span><text:span text:style-name="T42_14"><text:s/></text:span><text:span text:style-name="T42_15">para</text:span><text:span text:style-name="T42_16"><text:s/></text:span><text:span text:style-name="T42_17">verificar</text:span><text:span text:style-name="T42_18"><text:s/></text:span><text:span text:style-name="T42_19">o</text:span><text:span text:style-name="T42_20"><text:s/></text:span><text:span text:style-name="T42_21">porquê</text:span><text:span text:style-name="T42_22"><text:s/></text:span><text:span text:style-name="T42_23">das</text:span><text:span text:style-name="T42_24"><text:s/></text:span><text:span text:style-name="T42_25">mesmas</text:span><text:span text:style-name="T42_26">;</text:span></text:p>
        </text:list-item>
        <text:list-item>
          <text:p text:style-name="P43"><text:span text:style-name="T43_1">não</text:span><text:span text:style-name="T43_2"><text:s/></text:span><text:span text:style-name="T43_3">estarem</text:span><text:span text:style-name="T43_4"><text:s/></text:span><text:span text:style-name="T43_5">sendo</text:span><text:span text:style-name="T43_6"><text:s/></text:span><text:span text:style-name="T43_7">realizadas</text:span><text:span text:style-name="T43_8">;</text:span></text:p>
        </text:list-item>
        <text:list-item>
          <text:p text:style-name="P44"><text:span text:style-name="T44_1">Integrar</text:span><text:span text:style-name="T44_2"><text:s/></text:span><text:span text:style-name="T44_3">informações</text:span><text:span text:style-name="T44_4"><text:s/></text:span><text:span text:style-name="T44_5">em</text:span><text:span text:style-name="T44_6"><text:s/></text:span><text:span text:style-name="T44_7">planilha</text:span><text:span text:style-name="T44_8"><text:s/></text:span><text:span text:style-name="T44_9">do</text:span><text:span text:style-name="T44_10"><text:s/></text:span><text:span text:style-name="T44_11">docs</text:span><text:span text:style-name="T44_12"><text:s/>-<text:s/></text:span><text:span text:style-name="T44_13">sugestão</text:span><text:span text:style-name="T44_14"><text:s/></text:span><text:span text:style-name="T44_15">do</text:span><text:span text:style-name="T44_16"><text:s/></text:span><text:span text:style-name="T44_17">Igor</text:span><text:span text:style-name="T44_18">.</text:span></text:p>
        </text:list-item>
      </text:list>
      <text:p text:style-name="P45"/>
      <text:list text:style-name="LS4" xml:id="list15">
        <text:list-item>
          <text:p text:style-name="P46"><text:span text:style-name="T46_1">Comunicação</text:span></text:p>
        </text:list-item>
      </text:list>
      <text:list text:style-name="LS6" xml:id="list16">
        <text:list-item>
          <text:p text:style-name="P47"><text:span text:style-name="T47_1">Problema</text:span><text:span text:style-name="T47_2"><text:s/></text:span><text:span text:style-name="T47_3">de</text:span><text:span text:style-name="T47_4"><text:s/></text:span><text:span text:style-name="T47_5">comunicação</text:span><text:span text:style-name="T47_6">;</text:span></text:p>
        </text:list-item>
        <text:list-item>
          <text:p text:style-name="P48"><text:span text:style-name="T48_1">Relatar</text:span><text:span text:style-name="T48_2"><text:s/></text:span><text:span text:style-name="T48_3">e</text:span><text:span text:style-name="T48_4">-</text:span><text:span text:style-name="T48_5">mails</text:span><text:span text:style-name="T48_6"><text:s/></text:span><text:span text:style-name="T48_7">não</text:span><text:span text:style-name="T48_8"><text:s/></text:span><text:span text:style-name="T48_9">respondidos</text:span><text:span text:style-name="T48_10">,<text:s/></text:span><text:span text:style-name="T48_11">quando</text:span><text:span text:style-name="T48_12"><text:s/></text:span><text:span text:style-name="T48_13">forem</text:span><text:span text:style-name="T48_14"><text:s/></text:span><text:span text:style-name="T48_15">importantes</text:span><text:span text:style-name="T48_16">;</text:span></text:p>
        </text:list-item>
        <text:list-item>
          <text:p text:style-name="P49"><text:span text:style-name="T49_1">Adicionar</text:span><text:span text:style-name="T49_2"><text:s/></text:span><text:span text:style-name="T49_3">no</text:span><text:span text:style-name="T49_4"><text:s/></text:span><text:span text:style-name="T49_5">título</text:span><text:span text:style-name="T49_6"><text:s/></text:span><text:span text:style-name="T49_7">do</text:span><text:span text:style-name="T49_8"><text:s/></text:span><text:span text:style-name="T49_9">e</text:span><text:span text:style-name="T49_10">-</text:span><text:span text:style-name="T49_11">mail</text:span><text:span text:style-name="T49_12"><text:s/></text:span><text:span text:style-name="T49_13">IMPORTANTE</text:span><text:span text:style-name="T49_14"><text:s/></text:span><text:span text:style-name="T49_15">ou</text:span><text:span text:style-name="T49_16"><text:s/></text:span><text:span text:style-name="T49_17">URGENTE</text:span><text:span text:style-name="T49_18">;</text:span></text:p>
        </text:list-item>
        <text:list-item>
          <text:p text:style-name="P50"><text:span text:style-name="T50_1">Não</text:span><text:span text:style-name="T50_2"><text:s/></text:span><text:span text:style-name="T50_3">responder</text:span><text:span text:style-name="T50_4"><text:s/></text:span><text:span text:style-name="T50_5">e</text:span><text:span text:style-name="T50_6">-</text:span><text:span text:style-name="T50_7">mail</text:span><text:span text:style-name="T50_8"><text:s/></text:span><text:span text:style-name="T50_9">poderá</text:span><text:span text:style-name="T50_10"><text:s/></text:span><text:span text:style-name="T50_11">equivaler</text:span><text:span text:style-name="T50_12"><text:s/></text:span><text:span text:style-name="T50_13">a</text:span><text:span text:style-name="T50_14"><text:s/></text:span><text:span text:style-name="T50_15">não</text:span><text:span text:style-name="T50_16"><text:s/></text:span><text:span text:style-name="T50_17">fazer</text:span><text:span text:style-name="T50_18"><text:s/></text:span><text:span text:style-name="T50_19">uma</text:span><text:span text:style-name="T50_20"><text:s/></text:span><text:span text:style-name="T50_21">atividade</text:span><text:span text:style-name="T50_22">;</text:span></text:p>
        </text:list-item>
      </text:list>
      <text:p text:style-name="P51"/>
      <text:list text:style-name="LS4" xml:id="list20">
        <text:list-item>
          <text:p text:style-name="P52"><text:span text:style-name="T52_1">Escopo</text:span><text:span text:style-name="T52_2">:</text:span></text:p>
        </text:list-item>
      </text:list>
      <text:list text:style-name="LS7" xml:id="list21">
        <text:list-item>
          <text:p text:style-name="P53"><text:span text:style-name="T53_1">Ser</text:span><text:span text:style-name="T53_2"><text:s/></text:span><text:span text:style-name="T53_3">mais</text:span><text:span text:style-name="T53_4"><text:s/></text:span><text:span text:style-name="T53_5">preciso</text:span><text:span text:style-name="T53_6"><text:s/></text:span><text:span text:style-name="T53_7">no</text:span><text:span text:style-name="T53_8"><text:s/></text:span><text:span text:style-name="T53_9">previsto</text:span><text:span text:style-name="T53_10">/</text:span><text:span text:style-name="T53_11">realizado</text:span><text:span text:style-name="T53_12"><text:s/>-<text:s/></text:span><text:span text:style-name="T53_13">adicionar</text:span><text:span text:style-name="T53_14"><text:s/></text:span><text:span text:style-name="T53_15">categorização</text:span><text:span text:style-name="T53_16"><text:s/></text:span><text:span text:style-name="T53_17">de</text:span><text:span text:style-name="T53_18"><text:s/></text:span><text:span text:style-name="T53_19">estórias</text:span><text:span text:style-name="T53_20"><text:s/></text:span><text:span text:style-name="T53_21">de</text:span><text:span text:style-name="T53_22"><text:s/></text:span><text:span text:style-name="T53_23">usuário</text:span><text:span text:style-name="T53_24"><text:s/>-<text:s/></text:span><text:span text:style-name="T53_25">pontuar</text:span><text:span text:style-name="T53_26"><text:s/></text:span><text:span text:style-name="T53_27">cada</text:span><text:span text:style-name="T53_28"><text:s/></text:span><text:span text:style-name="T53_29">US</text:span><text:span text:style-name="T53_30"><text:s/></text:span><text:span text:style-name="T53_31">em</text:span><text:span text:style-name="T53_32"><text:s/></text:span><text:span text:style-name="T53_33">termos</text:span><text:span text:style-name="T53_34"><text:s/></text:span><text:span text:style-name="T53_35">de</text:span><text:span text:style-name="T53_36"><text:s/></text:span><text:span text:style-name="T53_37">complexidade</text:span><text:span text:style-name="T53_38">;</text:span></text:p>
        </text:list-item>
        <text:list-item>
          <text:p text:style-name="P54"><text:span text:style-name="T54_1">Executar</text:span><text:span text:style-name="T54_2"><text:s/></text:span><text:span text:style-name="T54_3">o</text:span><text:span text:style-name="T54_4"><text:s/></text:span><text:span text:style-name="T54_5">planing</text:span><text:span text:style-name="T54_6"><text:s/></text:span><text:span text:style-name="T54_7">poker</text:span><text:span text:style-name="T54_8"><text:s/></text:span><text:span text:style-name="T54_9">com</text:span><text:span text:style-name="T54_10"><text:s/></text:span><text:span text:style-name="T54_11">todos</text:span><text:span text:style-name="T54_12"><text:s/></text:span><text:span text:style-name="T54_13">da</text:span><text:span text:style-name="T54_14"><text:s/></text:span><text:span text:style-name="T54_15">equipe</text:span><text:span text:style-name="T54_16"><text:s/></text:span><text:span text:style-name="T54_17">técnica</text:span><text:span text:style-name="T54_18">;</text:span></text:p>
        </text:list-item>
      </text:list>
      <text:p text:style-name="P55"/>
      <text:list text:style-name="LS4" xml:id="list23">
        <text:list-item>
          <text:p text:style-name="P56"><text:span text:style-name="T56_1">Tempo</text:span><text:span text:style-name="T56_2">:</text:span></text:p>
        </text:list-item>
      </text:list>
      <text:list text:style-name="LS8" xml:id="list24">
        <text:list-item>
          <text:p text:style-name="P57"><text:span text:style-name="T57_1">Problemas</text:span><text:span text:style-name="T57_2"><text:s/></text:span><text:span text:style-name="T57_3">com</text:span><text:span text:style-name="T57_4"><text:s/></text:span><text:span text:style-name="T57_5">estimativas</text:span><text:span text:style-name="T57_6"><text:s/></text:span><text:span text:style-name="T57_7">e</text:span><text:span text:style-name="T57_8"><text:s/></text:span><text:span text:style-name="T57_9">atividades</text:span><text:span text:style-name="T57_10"><text:s/></text:span><text:span text:style-name="T57_11">em</text:span><text:span text:style-name="T57_12"><text:s/></text:span><text:span text:style-name="T57_13">andamento</text:span><text:span text:style-name="T57_14"><text:s/>-<text:s/></text:span><text:span text:style-name="T57_15">pessoas</text:span><text:span text:style-name="T57_16"><text:s/></text:span><text:span text:style-name="T57_17">não</text:span><text:span text:style-name="T57_18"><text:s/></text:span><text:span text:style-name="T57_19">estão</text:span><text:span text:style-name="T57_20"><text:s/></text:span><text:span text:style-name="T57_21">colocando</text:span><text:span text:style-name="T57_22"><text:s/></text:span><text:span text:style-name="T57_23">estas</text:span><text:span text:style-name="T57_24"><text:s/></text:span><text:span text:style-name="T57_25">informações</text:span><text:span text:style-name="T57_26"><text:s/></text:span><text:span text:style-name="T57_27">no</text:span><text:span text:style-name="T57_28"><text:s/></text:span><text:span text:style-name="T57_29">redmine</text:span><text:span text:style-name="T57_30">;</text:span></text:p>
        </text:list-item>
        <text:list-item>
          <text:p text:style-name="P58"><text:span text:style-name="T58_1">Deve</text:span><text:span text:style-name="T58_2"><text:s/></text:span><text:span text:style-name="T58_3">haver</text:span><text:span text:style-name="T58_4"><text:s/></text:span><text:span text:style-name="T58_5">comprometimento</text:span><text:span text:style-name="T58_6"><text:s/></text:span><text:span text:style-name="T58_7">com</text:span><text:span text:style-name="T58_8"><text:s/></text:span><text:span text:style-name="T58_9">as</text:span><text:span text:style-name="T58_10"><text:s/></text:span><text:span text:style-name="T58_11">atividades</text:span><text:span text:style-name="T58_12"><text:s/></text:span><text:span text:style-name="T58_13">no</text:span><text:span text:style-name="T58_14"><text:s/></text:span><text:span text:style-name="T58_15">redmine</text:span><text:span text:style-name="T58_16">;</text:span></text:p>
        </text:list-item>
        <text:list-item>
          <text:p text:style-name="P59"><text:span text:style-name="T59_1">Criar</text:span><text:span text:style-name="T59_2"><text:s/></text:span><text:span text:style-name="T59_3">um</text:span><text:span text:style-name="T59_4"><text:s/></text:span><text:span text:style-name="T59_5">template</text:span><text:span text:style-name="T59_6"><text:s/></text:span><text:span text:style-name="T59_7">com</text:span><text:span text:style-name="T59_8"><text:s/></text:span><text:span text:style-name="T59_9">as</text:span><text:span text:style-name="T59_10"><text:s/></text:span><text:span text:style-name="T59_11">atividades</text:span><text:span text:style-name="T59_12"><text:s/></text:span><text:span text:style-name="T59_13">no</text:span><text:span text:style-name="T59_14"><text:s/></text:span><text:span text:style-name="T59_15">redmine</text:span><text:span text:style-name="T59_16"><text:s/></text:span><text:span text:style-name="T59_17">e</text:span><text:span text:style-name="T59_18"><text:s/></text:span><text:span text:style-name="T59_19">duplicar</text:span><text:span text:style-name="T59_20"><text:s/></text:span><text:span text:style-name="T59_21">estas</text:span><text:span text:style-name="T59_22"><text:s/></text:span><text:span text:style-name="T59_23">atividades</text:span><text:span text:style-name="T59_24"><text:s/></text:span><text:span text:style-name="T59_25">toda</text:span><text:span text:style-name="T59_26"><text:s/></text:span><text:span text:style-name="T59_27">iteração</text:span><text:span text:style-name="T59_28">,<text:s/></text:span><text:span text:style-name="T59_29">economizando</text:span><text:span text:style-name="T59_30"><text:s/></text:span><text:span text:style-name="T59_31">tempo</text:span><text:span text:style-name="T59_32"><text:s/></text:span><text:span text:style-name="T59_33">do</text:span><text:span text:style-name="T59_34"><text:s/></text:span><text:span text:style-name="T59_35">gestor</text:span><text:span text:style-name="T59_36">;</text:span></text:p>
        </text:list-item>
        <text:list-item>
          <text:p text:style-name="P60"><text:span text:style-name="T60_1">Planejar</text:span><text:span text:style-name="T60_2"><text:s/></text:span><text:span text:style-name="T60_3">a</text:span><text:span text:style-name="T60_4"><text:s/></text:span><text:span text:style-name="T60_5">próxima</text:span><text:span text:style-name="T60_6"><text:s/></text:span><text:span text:style-name="T60_7">iteração</text:span><text:span text:style-name="T60_8"><text:s/></text:span><text:span text:style-name="T60_9">de</text:span><text:span text:style-name="T60_10"><text:s/></text:span><text:span text:style-name="T60_11">forma</text:span><text:span text:style-name="T60_12"><text:s/></text:span><text:span text:style-name="T60_13">adiantada</text:span><text:span text:style-name="T60_14">;</text:span></text:p>
        </text:list-item>
        <text:list-item>
          <text:p text:style-name="P61"><text:span text:style-name="T61_1">Estimar</text:span><text:span text:style-name="T61_2"><text:s/></text:span><text:span text:style-name="T61_3">horas</text:span><text:span text:style-name="T61_4"><text:s/></text:span><text:span text:style-name="T61_5">e</text:span><text:span text:style-name="T61_6"><text:s/></text:span><text:span text:style-name="T61_7">data</text:span><text:span text:style-name="T61_8"><text:s/></text:span><text:span text:style-name="T61_9">de</text:span><text:span text:style-name="T61_10"><text:s/></text:span><text:span text:style-name="T61_11">entrega</text:span><text:span text:style-name="T61_12">;</text:span></text:p>
        </text:list-item>
        <text:list-item>
          <text:p text:style-name="P62"><text:span text:style-name="T62_1">As</text:span><text:span text:style-name="T62_2"><text:s/></text:span><text:span text:style-name="T62_3">pessoas</text:span><text:span text:style-name="T62_4"><text:s/></text:span><text:span text:style-name="T62_5">terão</text:span><text:span text:style-name="T62_6"><text:s/>24<text:s/></text:span><text:span text:style-name="T62_7">horas</text:span><text:span text:style-name="T62_8"><text:s/></text:span><text:span text:style-name="T62_9">para</text:span><text:span text:style-name="T62_10"><text:s/></text:span><text:span text:style-name="T62_11">dar</text:span><text:span text:style-name="T62_12"><text:s/></text:span><text:span text:style-name="T62_13">a</text:span><text:span text:style-name="T62_14"><text:s/></text:span><text:span text:style-name="T62_15">estimativa</text:span><text:span text:style-name="T62_16"><text:s/></text:span><text:span text:style-name="T62_17">de</text:span><text:span text:style-name="T62_18"><text:s/></text:span><text:span text:style-name="T62_19">horas</text:span><text:span text:style-name="T62_20"><text:s/></text:span><text:span text:style-name="T62_21">e</text:span><text:span text:style-name="T62_22"><text:s/></text:span><text:span text:style-name="T62_23">data</text:span><text:span text:style-name="T62_24"><text:s/></text:span><text:span text:style-name="T62_25">da</text:span><text:span text:style-name="T62_26"><text:s/></text:span><text:span text:style-name="T62_27">atividade</text:span><text:span text:style-name="T62_28"><text:s/></text:span><text:span text:style-name="T62_29">a</text:span><text:span text:style-name="T62_30"><text:s/></text:span><text:span text:style-name="T62_31">partir</text:span><text:span text:style-name="T62_32"><text:s/></text:span><text:span text:style-name="T62_33">da</text:span><text:span text:style-name="T62_34"><text:s/></text:span><text:span text:style-name="T62_35">criação</text:span><text:span text:style-name="T62_36"><text:s/></text:span><text:span text:style-name="T62_37">das</text:span><text:span text:style-name="T62_38"><text:s/></text:span><text:span text:style-name="T62_39">atividades</text:span><text:span text:style-name="T62_40"><text:s/></text:span><text:span text:style-name="T62_41">no</text:span><text:span text:style-name="T62_42"><text:s/></text:span><text:span text:style-name="T62_43">redmine</text:span></text:p>
        </text:list-item>
        <text:list-item>
          <text:p text:style-name="P63"><text:span text:style-name="T63_1">Quem</text:span><text:span text:style-name="T63_2"><text:s/></text:span><text:span text:style-name="T63_3">não</text:span><text:span text:style-name="T63_4"><text:s/></text:span><text:span text:style-name="T63_5">conseguir</text:span><text:span text:style-name="T63_6"><text:s/></text:span><text:span text:style-name="T63_7">estimar</text:span><text:span text:style-name="T63_8"><text:s/></text:span><text:span text:style-name="T63_9">deve</text:span><text:span text:style-name="T63_10"><text:s/></text:span><text:span text:style-name="T63_11">procurar</text:span><text:span text:style-name="T63_12"><text:s/></text:span><text:span text:style-name="T63_13">outras</text:span><text:span text:style-name="T63_14"><text:s/></text:span><text:span text:style-name="T63_15">pessoas</text:span><text:span text:style-name="T63_16"><text:s/></text:span><text:span text:style-name="T63_17">para</text:span><text:span text:style-name="T63_18"><text:s/></text:span><text:span text:style-name="T63_19">discutir</text:span><text:span text:style-name="T63_20"><text:s/></text:span><text:span text:style-name="T63_21">a</text:span><text:span text:style-name="T63_22"><text:s/></text:span><text:span text:style-name="T63_23">respeito</text:span><text:span text:style-name="T63_24">;</text:span></text:p>
        </text:list-item>
      </text:list>
      <text:p text:style-name="P64"/>
      <text:p text:style-name="P65"><text:span text:style-name="T65_1">Compromissos</text:span><text:span text:style-name="T65_2">:</text:span></text:p>
      <text:p text:style-name="P66"><text:span text:style-name="T66_1"> </text:span><text:span text:style-name="T66_2">Informar</text:span><text:span text:style-name="T66_3"><text:s/></text:span><text:span text:style-name="T66_4">a</text:span><text:span text:style-name="T66_5"><text:s/></text:span><text:span text:style-name="T66_6">todos</text:span><text:span text:style-name="T66_7"><text:s/></text:span><text:span text:style-name="T66_8">os</text:span><text:span text:style-name="T66_9"><text:s/></text:span><text:span text:style-name="T66_10">membros</text:span><text:span text:style-name="T66_11"><text:s/></text:span><text:span text:style-name="T66_12">da</text:span><text:span text:style-name="T66_13"><text:s/></text:span><text:span text:style-name="T66_14">equipe</text:span><text:span text:style-name="T66_15"><text:s/></text:span><text:span text:style-name="T66_16">sobre</text:span><text:span text:style-name="T66_17"><text:s/></text:span><text:span text:style-name="T66_18">as</text:span><text:span text:style-name="T66_19"><text:s/></text:span><text:span text:style-name="T66_20">decisões</text:span><text:span text:style-name="T66_21"><text:s/></text:span><text:span text:style-name="T66_22">toma</text:span><text:span text:style-name="T66_23">das</text:span><text:span text:style-name="T66_24">.</text:span></text:p>
      <text:p text:style-name="P67"/>
      <text:p text:style-name="P68"><text:span text:style-name="T68_1">Itens</text:span><text:span text:style-name="T68_2"><text:s/></text:span><text:span text:style-name="T68_3">Não</text:span><text:span text:style-name="T68_4"><text:s/></text:span><text:span text:style-name="T68_5">Resolvidos</text:span><text:span text:style-name="T68_6">:</text:span></text:p>
      <text:list text:style-name="LS9" xml:id="list31">
        <text:list-item>
          <text:p text:style-name="P69"><text:span text:style-name="T69_1">Não</text:span><text:span text:style-name="T69_2"><text:s/></text:span><text:span text:style-name="T69_3">foram</text:span><text:span text:style-name="T69_4"><text:s/></text:span><text:span text:style-name="T69_5">apresentados</text:span><text:span text:style-name="T69_6"><text:s/></text:span><text:span text:style-name="T69_7">os</text:span><text:span text:style-name="T69_8"><text:s/></text:span><text:span text:style-name="T69_9">processos</text:span><text:span text:style-name="T69_10">:</text:span></text:p>
        </text:list-item>
      </text:list>
      <text:list text:style-name="LS10" xml:id="list32">
        <text:list-item>
          <text:p text:style-name="P70"><text:span text:style-name="T70_1">Configuração</text:span><text:span text:style-name="T70_2"><text:s/>(</text:span><text:span text:style-name="T70_3">Igor</text:span><text:span text:style-name="T70_4"><text:s/></text:span><text:span text:style-name="T70_5">Vinicius</text:span><text:span text:style-name="T70_6">);</text:span></text:p>
        </text:list-item>
        <text:list-item>
          <text:p text:style-name="P71"><text:span text:style-name="T71_1">Requisitos</text:span><text:span text:style-name="T71_2"><text:s/>(</text:span><text:span text:style-name="T71_3">Vinícius</text:span><text:span text:style-name="T71_4"><text:s/></text:span><text:span text:style-name="T71_5">Gonçalves</text:span><text:span text:style-name="T71_6"><text:s/></text:span><text:span text:style-name="T71_7">Braga</text:span><text:span text:style-name="T71_8">);</text:span></text:p>
        </text:list-item>
        <text:list-item>
          <text:p text:style-name="P72"><text:span text:style-name="T72_1">Qualidade</text:span><text:span text:style-name="T72_2"><text:s/>(</text:span><text:span text:style-name="T72_3">Guilherme</text:span><text:span text:style-name="T72_4"><text:s/></text:span><text:span text:style-name="T72_5">Gonçalves</text:span><text:span text:style-name="T72_6">);</text:span></text:p>
        </text:list-item>
        <text:list-item>
          <text:p text:style-name="P73"><text:span text:style-name="T73_1">Medição</text:span><text:span text:style-name="T73_2"><text:s/>(</text:span><text:span text:style-name="T73_3">Bruno</text:span><text:span text:style-name="T73_4"><text:s/></text:span><text:span text:style-name="T73_5">Blumenschein</text:span><text:span text:style-name="T73_6">);</text:span></text:p>
        </text:list-item>
        <text:list-item>
          <text:p text:style-name="P74"><text:span text:style-name="T74_1">Integração</text:span></text:p>
        </text:list-item>
      </text:list>
      <text:p text:style-name="P75"><text:span text:style-name="T75_1"> </text:span></text:p>
      <text:p text:style-name="P76"><text:span text:style-name="T76_1">Observações</text:span><text:span text:style-name="T76_2">:</text:span></text:p>
      <text:list text:style-name="LS11" xml:id="list37">
        <text:list-item>
          <text:p text:style-name="P77"><text:span text:style-name="T77_1">Sem</text:span><text:span text:style-name="T77_2"><text:s/></text:span><text:span text:style-name="T77_3">observações</text:span><text:span text:style-name="T77_4"><text:s/></text:span><text:span text:style-name="T77_5">pertinentes</text:span><text:span text:style-name="T77_6">.</text:span></text:p>
        </text:list-item>
      </text:list>
      <text:p text:style-name="P78"><text:span text:style-name="T78_1"> </text:span></text:p>
      <text:p text:style-name="P79"><text:span text:style-name="T79_1">Próxima</text:span><text:span text:style-name="T79_2"><text:s/></text:span><text:span text:style-name="T79_3">Reunião</text:span><text:span text:style-name="T79_4">:</text:span><text:span text:style-name="T79_5"><text:s/></text:span><text:span text:style-name="T79_6">Ainda</text:span><text:span text:style-name="T79_7"><text:s/></text:span><text:span text:style-name="T79_8">não</text:span><text:span text:style-name="T79_9"><text:s/></text:span><text:span text:style-name="T79_10">definida</text:span><text:span text:style-name="T79_11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○" text:style-name="List3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○" text:style-name="List10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222222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able1" style:family="table">
      <style:table-properties table:align="left" style:width="16.986cm" fo:margin-left="0.176cm"/>
    </style:style>
    <style:style style:name="Column1" style:family="table-column">
      <style:table-column-properties style:column-width="13.864cm"/>
    </style:style>
    <style:style style:name="Column2" style:family="table-column">
      <style:table-column-properties style:column-width="3.122cm"/>
    </style:style>
    <style:style style:name="Row1" style:family="table-row"/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bottom="0.282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82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Standard">
      <style:paragraph-properties fo:text-align="justify"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Fábrica</text:span><text:span text:style-name="T2_2"><text:s/></text:span><text:span text:style-name="T2_3">de</text:span><text:span text:style-name="T2_4"><text:s/></text:span><text:span text:style-name="T2_5">Software</text:span><text:span text:style-name="T2_6"><text:s/>–<text:s/></text:span><text:span text:style-name="T2_7">Instituto</text:span><text:span text:style-name="T2_8"><text:s/></text:span><text:span text:style-name="T2_9">de</text:span><text:span text:style-name="T2_10"><text:s/></text:span><text:span text:style-name="T2_11">Informática</text:span><text:span text:style-name="T2_12"><text:s/>–<text:s/></text:span><text:span text:style-name="T2_13">Universidade</text:span><text:span text:style-name="T2_14"><text:s/></text:span><text:span text:style-name="T2_15">Federal</text:span><text:span text:style-name="T2_16"><text:s/></text:span><text:span text:style-name="T2_17">de</text:span><text:span text:style-name="T2_18"><text:s/></text:span><text:span text:style-name="T2_19">Goiás</text:span></text:p>
              <text:p text:style-name="P3"><text:span text:style-name="T3_1">Sistema</text:span><text:span text:style-name="T3_2"><text:s/></text:span><text:span text:style-name="T3_3">de</text:span><text:span text:style-name="T3_4"><text:s/></text:span><text:span text:style-name="T3_5">Gestão</text:span><text:span text:style-name="T3_6"><text:s/></text:span><text:span text:style-name="T3_7">Bibliográfica</text:span></text:p>
              <text:p text:style-name="P4"><text:span text:style-name="T4_1">SGB</text:span><text:span text:style-name="T4_2">_</text:span><text:span text:style-name="T4_3">ATAR</text:span><text:span text:style-name="T4_4">_</text:span><text:span text:style-name="T4_5">AtaDeReuniaoGestao</text:span><text:span text:style-name="T4_6">011<text:s/></text:span><text:span text:style-name="T4_7">Versão</text:span><text:span text:style-name="T4_8"><text:s/>1.0</text:span></text:p>
            </table:table-cell>
            <table:table-cell table:style-name="Cell2">
              <text:p text:style-name="P5"><draw:frame svg:x="0cm" svg:y="0cm" svg:width="2.514cm" svg:height="1.879cm" draw:style-name="FR1" text:anchor-type="as-char" draw:z-index="0"><draw:image xlink:href="Pictures/image2.png" xlink:type="simple" xlink:show="embed" xlink:actuate="onLoad"/></draw:frame></text:p>
            </table:table-cell>
          </table:table-row>
        </table:table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